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1" style:font-size-asian="14pt" style:font-weight-asian="normal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1" style:font-size-asian="14pt" style:font-weight-asian="bold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1" style:font-weight-asian="normal" style:font-name-complex="Calibri1"/>
    </style:style>
    <style:style style:name="P5" style:family="paragraph" style:parent-style-name="Preformatted_20_Text">
      <style:paragraph-properties fo:margin-top="0cm" fo:margin-bottom="0cm" loext:contextual-spacing="false" fo:line-height="115%"/>
    </style:style>
    <style:style style:name="P6" style:family="paragraph" style:parent-style-name="Preformatted_20_Text">
      <style:paragraph-properties fo:margin-top="0cm" fo:margin-bottom="0cm" loext:contextual-spacing="false" fo:line-height="0.512cm"/>
    </style:style>
    <style:style style:name="P7" style:family="paragraph" style:parent-style-name="Preformatted_20_Text">
      <style:paragraph-properties fo:margin-top="0cm" fo:margin-bottom="0.051cm" loext:contextual-spacing="false" fo:line-height="100%"/>
    </style:style>
    <style:style style:name="P8" style:family="paragraph" style:parent-style-name="Preformatted_20_Text">
      <style:paragraph-properties fo:margin-top="0cm" fo:margin-bottom="0.051cm" loext:contextual-spacing="false" fo:line-height="0.512cm"/>
    </style:style>
    <style:style style:name="P9" style:family="paragraph" style:parent-style-name="Preformatted_20_Text">
      <style:paragraph-properties fo:margin-top="0cm" fo:margin-bottom="0.051cm" loext:contextual-spacing="false" fo:line-height="0.512cm"/>
      <style:text-properties fo:font-size="12pt" style:font-size-asian="12pt"/>
    </style:style>
    <style:style style:name="P10" style:family="paragraph" style:parent-style-name="Preformatted_20_Text">
      <style:paragraph-properties fo:margin-top="0cm" fo:margin-bottom="0.051cm" loext:contextual-spacing="false" fo:line-height="0.512cm"/>
      <style:text-properties style:font-name="Courier New" fo:font-size="12pt" style:font-name-asian="Courier New1" style:font-size-asian="12pt" style:font-name-complex="Courier New1"/>
    </style:style>
    <style:style style:name="P11" style:family="paragraph" style:parent-style-name="Preformatted_20_Text">
      <style:paragraph-properties fo:margin-top="0cm" fo:margin-bottom="0.051cm" loext:contextual-spacing="false" fo:line-height="115%"/>
    </style:style>
    <style:style style:name="P12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style:font-name-asian="Calibri1" style:font-weight-asian="bold" style:font-name-complex="Calibri1"/>
    </style:style>
    <style:style style:name="P13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style:font-name-asian="Calibri1" style:font-weight-asian="normal" style:font-name-complex="Calibri1"/>
    </style:style>
    <style:style style:name="P14" style:family="paragraph" style:parent-style-name="Preformatted_20_Text">
      <style:paragraph-properties fo:margin-top="0cm" fo:margin-bottom="0.051cm" loext:contextual-spacing="false" fo:line-height="115%"/>
      <style:text-properties style:font-name="Calibri" fo:font-size="12pt" fo:font-style="normal" fo:font-weight="normal" style:font-name-asian="Calibri1" style:font-size-asian="12pt" style:font-style-asian="normal" style:font-weight-asian="normal" style:font-name-complex="Calibri1"/>
    </style:style>
    <style:style style:name="P15" style:family="paragraph" style:parent-style-name="Preformatted_20_Text">
      <style:paragraph-properties fo:margin-top="0.101cm" fo:margin-bottom="0cm" loext:contextual-spacing="false" fo:line-height="0.512cm"/>
    </style:style>
    <style:style style:name="P16" style:family="paragraph" style:parent-style-name="Preformatted_20_Text">
      <style:paragraph-properties fo:margin-left="0cm" fo:margin-right="-0.801cm" fo:line-height="0.512cm" fo:text-indent="0cm" style:auto-text-indent="false"/>
    </style:style>
    <style:style style:name="P17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1" style:font-size-asian="14pt" style:font-style-asian="normal" style:font-weight-asian="bold" style:font-name-complex="Calibri1"/>
    </style:style>
    <style:style style:name="P18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style:font-size-asian="12pt" style:font-name-complex="Calibri1"/>
    </style:style>
    <style:style style:name="P19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20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style:font-size-asian="12pt" style:font-name-complex="Calibri1"/>
    </style:style>
    <style:style style:name="P21" style:family="paragraph" style:parent-style-name="Preformatted_20_Text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22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1" style:font-size-asian="18pt" style:font-weight-asian="bold" style:font-name-complex="Calibri1"/>
    </style:style>
    <style:style style:name="P23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style:font-size-asian="12pt" style:font-name-complex="Calibri1"/>
    </style:style>
    <style:style style:name="P24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officeooo:rsid="00115ff0" officeooo:paragraph-rsid="00115ff0" style:font-size-asian="12pt" style:font-name-complex="Calibri1"/>
    </style:style>
    <style:style style:name="T1" style:family="text">
      <style:text-properties style:font-name="Calibri" fo:font-weight="normal" style:font-name-asian="Calibri1" style:font-weight-asian="normal" style:font-name-complex="Calibri1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/>
    </style:style>
    <style:style style:name="T4" style:family="text">
      <style:text-properties style:font-name="Calibri" fo:font-size="12pt" fo:font-weight="normal" style:font-name-asian="Calibri1" style:font-size-asian="12pt" style:font-weight-asian="normal" style:font-name-complex="Calibri1"/>
    </style:style>
    <style:style style:name="T5" style:family="text">
      <style:text-properties style:font-name="Calibri" fo:font-size="12pt" fo:font-style="normal" fo:font-weight="bold" style:font-name-asian="Calibri1" style:font-size-asian="12pt" style:font-style-asian="normal" style:font-weight-asian="bold" style:font-name-complex="Calibri1"/>
    </style:style>
    <style:style style:name="T6" style:family="text">
      <style:text-properties style:font-name="Calibri" fo:font-size="12pt" fo:font-style="normal" fo:font-weight="normal" style:font-name-asian="Calibri1" style:font-size-asian="12pt" style:font-style-asian="normal" style:font-weight-asian="normal" style:font-name-complex="Calibri1"/>
    </style:style>
    <style:style style:name="T7" style:family="text">
      <style:text-properties style:font-name="Calibri" fo:font-size="12pt" fo:font-style="normal" fo:font-weight="normal" officeooo:rsid="000f971d" style:font-name-asian="Calibri1" style:font-size-asian="12pt" style:font-style-asian="normal" style:font-weight-asian="normal" style:font-name-complex="Calibri1"/>
    </style:style>
    <style:style style:name="T8" style:family="text">
      <style:text-properties style:font-name="Calibri" fo:font-size="12pt" style:font-size-asian="12pt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aca domowa 2 – cone</text:p>
      <text:p text:style-name="P2">Przemysław Kleszcz</text:p>
      <text:p text:style-name="P3">Zadanie</text:p>
      <text:p text:style-name="P4">Cel pracy domowej: Wykorzystując metodę Monte Carlo, odnaleźć masę rzeczywistą analizowanego w zadaniu bloku materiału.</text:p>
      <text:p text:style-name="P3">Organizacja strukturalna</text:p>
      <text:p text:style-name="P1"><text:span text:style-name="T1">Projekt zawiera jeden plik: </text:span><text:span text:style-name="T2">Cone.java</text:span></text:p>
      <text:p text:style-name="P12">Cone.java:</text:p>
      <text:p text:style-name="P12">public class Cone</text:p>
      <text:p text:style-name="P13"><text:tab/>protected void doGet(HttpServletRequest request, HttpServletResponse response)</text:p>
      <text:p text:style-name="P13"><text:tab/>protected void doPost(HttpServletRequest request, HttpServletResponse response)</text:p>
      <text:p text:style-name="P13"><text:tab/>private void fillConeSettings(HttpServletRequest request)</text:p>
      <text:p text:style-name="P13"><text:tab/>private Double getParameter(HttpServletRequest request, String parameter)</text:p>
      <text:p text:style-name="P13"><text:tab/>private void reset()</text:p>
      <text:p text:style-name="P13"><text:tab/>private double getConeMass()</text:p>
      <text:p text:style-name="P13"><text:tab/>private boolean createSpotAndCheck()</text:p>
      <text:p text:style-name="P13"><text:tab/>private double assumeMaxRay(double z)</text:p>
      <text:p text:style-name="P13"><text:tab/>private boolean checkSpot(double x, double y, double z, Defect defect)</text:p>
      <text:p text:style-name="P5"/>
      <text:p text:style-name="P21">class Defect</text:p>
      <text:p text:style-name="P21">class ConeSettings</text:p>
      <text:p text:style-name="P5"/>
      <text:p text:style-name="P5"/>
      <text:p text:style-name="P8"><text:span text:style-name="T3">doGet(HttpServletRequest request, HttpServletResponse response)</text:span><text:span text:style-name="T4"> </text:span><text:span text:style-name="T3">-</text:span><text:span text:style-name="T4"> <text:s/>Przyjmuje jako parametry obiekt żądania oraz obiekt odpowiedzi. Metoda przetwarzająca żądania GET servletu.</text:span></text:p>
      <text:p text:style-name="P8"/>
      <text:p text:style-name="P8"><text:span text:style-name="T3">doPost(HttpServletRequest request, HttpServletResponse response)</text:span><text:span text:style-name="T4"> </text:span><text:span text:style-name="T3">-</text:span><text:span text:style-name="T4"> <text:s/>Przyjmuje jako parametry obiekt żądania oraz obiekt odpowiedzi. Metoda przetwarzająca żądania POST servletu.</text:span></text:p>
      <text:p text:style-name="P9"/>
      <text:p text:style-name="P8"><text:span text:style-name="T3">fillConeSettings(HttpServletRequest request)</text:span><text:span text:style-name="T4"> </text:span><text:span text:style-name="T3">–</text:span><text:span text:style-name="T4"> Przyjmuje jako parametr obiekt żądania. Metoda wyodrębniająca z żądania informacje o współczynnikach badanej bryły.</text:span></text:p>
      <text:p text:style-name="P10"/>
      <text:p text:style-name="P8"><text:span text:style-name="T5">getParameter(HttpServletRequest request, String parameter) –</text:span><text:span text:style-name="T6"> Przyjmuje jako parametry obiekt żądania oraz nazwę parametru. Metoda zwraca wartość parametru z obiektu żądania na podstawie jego nazwy.</text:span></text:p>
      <text:p text:style-name="P6"/>
      <text:p text:style-name="P15"><text:soft-page-break/><text:span text:style-name="T5">reset() –</text:span><text:span text:style-name="T6"> Metoda nie przyjmuje parametrów. Zeruje zmienne zachowujące dane z <text:s/>wywołań servletu.</text:span></text:p>
      <text:p text:style-name="P15"/>
      <text:p text:style-name="P15"><text:span text:style-name="T5">getConeMass() - </text:span><text:span text:style-name="T6">Metoda nie przyjmuje parametrów. Zwraca masę rzeczywistą analizowanego w zadaniu bloku materiału.</text:span></text:p>
      <text:p text:style-name="P15"/>
      <text:p text:style-name="P15"><text:span text:style-name="T5">createSpotAndCheck()</text:span><text:span text:style-name="T6"> - Metoda nie przyjmuje parametrów. Tworzy pojedynczy punkt dla metody Monte Carlo a następnie sprawdza czy współrzędne punktu znajdują się na obszarze defektu – jeśli tak, metoda zwraca wartość true, w przeciwnym wypadku false.</text:span></text:p>
      <text:p text:style-name="P15"/>
      <text:p text:style-name="P15"><text:span text:style-name="T5">assumeMaxRay(double z)</text:span><text:span text:style-name="T6"> – Przyjmuje jako parametr wysokość z losowego punktu metody Monte Carlo. Zwraca promień przekroju poprzecznego stożka na przekazanej wysokości z.</text:span></text:p>
      <text:p text:style-name="P15"/>
      <text:p text:style-name="P7"><text:span text:style-name="T5">checkSpot</text:span><text:span text:style-name="T6">(double x, double y, double z, Defect defect) – Przyjmuje jako parametry współczynniki położenia losowego punktu metody Monte Carlo oraz obiekt defektu zawierający jego współczynniki. Zwraca true jeśli współrzędne punktu znajdują się </text:span><text:span text:style-name="T7">w</text:span><text:span text:style-name="T6"> obszarze defektu, w przeciwnym wypadku false.</text:span></text:p>
      <text:p text:style-name="P7"/>
      <text:p text:style-name="P14">Defect – Klasa kontenerowa, zawierająca informacje o współczynnikach defektu.</text:p>
      <text:p text:style-name="P11"/>
      <text:p text:style-name="P14">ConeSettings – Klasa kontenerowa, zawierająca informacje o współczynnikach badanej bryły.</text:p>
      <text:p text:style-name="P11"/>
      <text:p text:style-name="P17">Opis mechanizmu</text:p>
      <text:p text:style-name="P19"/>
      <text:p text:style-name="P18">Program jest zrealizowany w konwencji servletu. Zadaniem metody przetwarzania żądań GET jest odczyt parametrów r, x, y, z defektu oraz dodanie ich do listy defektów, która będzie następnie wykorzystana w żądaniu POST. <text:s/>W metodzie przetwarzania żądań POST, na początku odczytujemy parametry ra, rb, h, c, g i zapisujemy w polu parametrów stożka. <text:s/>Obliczana jest objętość stożka na podstawie przesłanych danych. W następnej kolejności uruchamiana jest funkcjonalność wyznaczania masy stożka za pomocą metody Monte Carlo.</text:p>
      <text:p text:style-name="P20"/>
      <text:p text:style-name="P18">Funkcjonalność obliczania masy stożka zakłada wykonanie 1 miliona iteracji w czasie, których wyznaczony zostanie jeden losowy punkt dla każdego kroku. Współrzędne każdego z wygenerowanych punktów muszą znajdować się w granicach stożka, dlatego przy losowaniu pozycji punktów należy wyznaczyć promień przekroju poprzecznego dla wylosowanej wysokości z. W następnej kolejności punkt jest sprawdzany pod kątem zawierania się w obszarze defektów.</text:p>
      <text:p text:style-name="P18">Punkty zawierające i niezawierające się w obszarze defektów są osobno zliczane. Następnie:</text:p>
      <text:p text:style-name="P20"/>
      <text:p text:style-name="P18"><text:s/>- Obliczamy objętość obszaru defektów:</text:p>
      <text:p text:style-name="P20"/>
      <text:p text:style-name="P20"><draw:frame draw:style-name="fr1" draw:name="1" text:anchor-type="paragraph" svg:x="0.139cm" svg:y="0.097cm" svg:width="13.991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18"><text:soft-page-break/><text:s/>- Obliczamy objętość obszaru bez defektów:</text:p>
      <text:p text:style-name="P20"><draw:frame draw:style-name="fr1" draw:name="2" text:anchor-type="paragraph" svg:x="0.069cm" svg:y="0.503cm" svg:width="15.074cm" svg:height="0.998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9"/>
      <text:p text:style-name="P19"/>
      <text:p text:style-name="P19"/>
      <text:p text:style-name="P16"><text:bookmark-start text:name="__DdeLink__481_2594437979"/><text:span text:style-name="T8">- Ostatecznie wyznaczamy masę bloku materiału</text:span><text:bookmark-end text:name="__DdeLink__481_2594437979"/><text:span text:style-name="T8">:</text:span></text:p>
      <text:p text:style-name="P19"/>
      <text:p text:style-name="P19"><draw:frame draw:style-name="fr1" draw:name="3" text:anchor-type="paragraph" svg:x="0.086cm" svg:y="0.018cm" svg:width="13.938cm" svg:height="1.445cm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P19"/>
      <text:p text:style-name="P19"/>
      <text:p text:style-name="P19"/>
      <text:p text:style-name="P18">Obliczona masa jest zaokrąglana do trzech miejsc po przecinku i umieszczana w odpowiedzi.</text:p>
      <text:p text:style-name="P24">Na samym końcu uruchamiana jest funkcjonalność resetująca dane servletu.</text:p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4T20:42:00.093000000</dc:date>
    <meta:editing-duration>PT13M51S</meta:editing-duration>
    <meta:editing-cycles>5</meta:editing-cycles>
    <meta:generator>LibreOffice/5.4.2.2$Windows_X86_64 LibreOffice_project/22b09f6418e8c2d508a9eaf86b2399209b0990f4</meta:generator>
    <meta:document-statistic meta:table-count="0" meta:image-count="0" meta:object-count="3" meta:page-count="3" meta:paragraph-count="39" meta:word-count="478" meta:character-count="3913" meta:non-whitespace-character-count="3449"/>
  </office:meta>
</office:document-meta>
</file>

<file path=Object 2/content.xml><?xml version="1.0" encoding="utf-8"?>
<math xmlns="http://www.w3.org/1998/Math/MathML" display="block">
  <semantics>
    <mrow>
      <mi mathvariant="italic">objętość</mi>
      <mi mathvariant="italic">obszaru</mi>
      <mtext> </mtext>
      <mrow>
        <mi mathvariant="italic">defektów</mi>
        <mo stretchy="false">=</mo>
        <mfrac>
          <mrow>
            <mi mathvariant="italic">liczba</mi>
            <mi mathvariant="italic">punktów</mi>
            <mi>w</mi>
            <mi mathvariant="italic">obszarze</mi>
            <mi mathvariant="italic">defektów</mi>
          </mrow>
          <mrow>
            <mi mathvariant="italic">ilość</mi>
            <mi mathvariant="italic">wszystkich</mi>
            <mi mathvariant="italic">punktów</mi>
          </mrow>
        </mfrac>
      </mrow>
      <mi>∗</mi>
      <mi mathvariant="italic">objętość</mi>
      <mi mathvariant="italic">stożka</mi>
    </mrow>
    <annotation encoding="StarMath 5.0">objętość obszaru" "defektów = {liczba punktów w obszarze defektów} over {ilość wszystkich punktów} ∗ objętość stożka</annotation>
  </semantics>
</math>
</file>

<file path=Object 4/content.xml><?xml version="1.0" encoding="utf-8"?>
<math xmlns="http://www.w3.org/1998/Math/MathML" display="block">
  <semantics>
    <mrow>
      <mi mathvariant="italic">objętość</mi>
      <mi mathvariant="italic">obszaru</mi>
      <mi mathvariant="italic">bez</mi>
      <mrow>
        <mi mathvariant="italic">defektów</mi>
        <mo stretchy="false">=</mo>
        <mfrac>
          <mrow>
            <mi mathvariant="italic">liczba</mi>
            <mi mathvariant="italic">punktów</mi>
            <mi>w</mi>
            <mi mathvariant="italic">obszarze</mi>
            <mi mathvariant="italic">bez</mi>
            <mi mathvariant="italic">defektów</mi>
          </mrow>
          <mrow>
            <mi mathvariant="italic">ilość</mi>
            <mi mathvariant="italic">wszystkich</mi>
            <mi mathvariant="italic">punktów</mi>
          </mrow>
        </mfrac>
      </mrow>
      <mi>∗</mi>
      <mi mathvariant="italic">objętość</mi>
      <mi mathvariant="italic">stożka</mi>
    </mrow>
    <annotation encoding="StarMath 5.0">objętość obszaru bez defektów = {liczba punktów w obszarze bez defektów} over {ilość wszystkich punktów} ∗ objętość stożka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masa</mi>
            <mi mathvariant="italic">bez</mi>
            <mrow>
              <mi mathvariant="italic">defektów</mi>
              <mo stretchy="false">=</mo>
              <mi mathvariant="italic">objętość</mi>
            </mrow>
            <mi mathvariant="italic">obszaru</mi>
            <mi mathvariant="italic">bez</mi>
            <mi mathvariant="italic">defektów</mi>
            <mi>∗</mi>
            <mi mathvariant="italic">gęstość</mi>
            <mi mathvariant="italic">obszaru</mi>
            <mtext> </mtext>
            <mi mathvariant="italic">bez</mi>
            <mi mathvariant="italic">defektów</mi>
          </mrow>
        </mtd>
      </mtr>
      <mtr>
        <mtd>
          <mrow>
            <mi mathvariant="italic">masa</mi>
            <mrow>
              <mi mathvariant="italic">defektów</mi>
              <mo stretchy="false">=</mo>
              <mi mathvariant="italic">objętość</mi>
            </mrow>
            <mi mathvariant="italic">obszaru</mi>
            <mtext> </mtext>
            <mi mathvariant="italic">defektów</mi>
            <mi>∗</mi>
            <mi mathvariant="italic">gęstość</mi>
            <mi mathvariant="italic">obszaru</mi>
            <mi mathvariant="italic">defektów</mi>
          </mrow>
        </mtd>
      </mtr>
      <mtr>
        <mtd>
          <mrow>
            <mi mathvariant="italic">masa</mi>
            <mi mathvariant="italic">bloku</mi>
            <mrow>
              <mi mathvariant="italic">materiału</mi>
              <mo stretchy="false">=</mo>
              <mi mathvariant="italic">masa</mi>
            </mrow>
            <mi mathvariant="italic">bez</mi>
            <mrow>
              <mi mathvariant="italic">defektów</mi>
              <mo stretchy="false">+</mo>
              <mi mathvariant="italic">masa</mi>
            </mrow>
            <mi mathvariant="italic">defektów</mi>
          </mrow>
        </mtd>
      </mtr>
    </mtable>
    <annotation encoding="StarMath 5.0">stack { masa bez defektów = objętość obszaru bez defektów ∗ gęstość obszaru" "bez defektów # masa defektów = objętość obszaru" "defektów ∗ gęstość obszaru defektów # masa bloku materiału = masa bez defektów + masa defektów }</annotation>
  </semantics>
</math>
</file>